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7.51pt"/>
    </style:style>
    <style:style style:name="co2" style:family="table-column">
      <style:table-column-properties fo:break-before="auto" style:column-width="111pt"/>
    </style:style>
    <style:style style:name="co3" style:family="table-column">
      <style:table-column-properties fo:break-before="auto" style:column-width="90pt"/>
    </style:style>
    <style:style style:name="co4" style:family="table-column">
      <style:table-column-properties fo:break-before="auto" style:column-width="151.5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WTA">
      <style:table-properties table:display="true" style:writing-mode="lr-tb"/>
    </style:style>
    <style:style style:name="ta2" style:family="table" style:master-page-name="PageStyle_5f_MWV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6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W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kernel function</text:p>
          </table:table-cell>
          <table:table-cell table:style-name="ce1" office:value-type="string" calcext:value-type="string">
            <text:p>degree_kernel_fun</text:p>
          </table:table-cell>
          <table:table-cell table:style-name="ce1" office:value-type="string" calcext:value-type="string">
            <text:p>gamma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nSV mediu</text:p>
          </table:table-cell>
          <table:table-cell table:style-name="ce1" office:value-type="string" calcext:value-type="string">
            <text:p>acc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olynomia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0625" calcext:value-type="float">
            <text:p>0.06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0.97" calcext:value-type="float">
            <text:p>0.97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olynomia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0.98" calcext:value-type="float">
            <text:p>0.98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olynom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0.88" calcext:value-type="float">
            <text:p>0.88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olynom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0.97" calcext:value-type="float">
            <text:p>0.97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gaussian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0.0625" calcext:value-type="float">
            <text:p>0.06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float" office:value="0.15" calcext:value-type="float">
            <text:p>0.15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gaussian</text:p>
          </table:table-cell>
          <table:table-cell table:style-name="ce1" office:value-type="string" calcext:value-type="string">
            <text:p>-</text:p>
          </table:table-cell>
          <table:table-cell table:style-name="ce2" office:value-type="float" office:value="0.000000000001" calcext:value-type="float">
            <text:p>1.00E-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00" calcext:value-type="float">
            <text:p>1200</text:p>
          </table:table-cell>
          <table:table-cell table:style-name="ce1" office:value-type="float" office:value="0.31" calcext:value-type="float">
            <text:p>0.31</text:p>
          </table:table-cell>
          <table:table-cell table:number-columns-repeated="1018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WV" table:style-name="ta2">
        <table:table-column table:style-name="co3" table:default-cell-style-name="Default"/>
        <table:table-column table:style-name="co4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kernel function</text:p>
          </table:table-cell>
          <table:table-cell table:style-name="ce1" office:value-type="string" calcext:value-type="string">
            <text:p>degree kernel function</text:p>
          </table:table-cell>
          <table:table-cell table:style-name="ce1" office:value-type="string" calcext:value-type="string">
            <text:p>gamma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nSV mediu</text:p>
          </table:table-cell>
          <table:table-cell table:style-name="ce1" office:value-type="string" calcext:value-type="string">
            <text:p>acc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olynomia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0625" calcext:value-type="float">
            <text:p>0.06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97" calcext:value-type="float">
            <text:p>0.97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olynomia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0625" calcext:value-type="float">
            <text:p>0.06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94" calcext:value-type="float">
            <text:p>0.9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olynomial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0625" calcext:value-type="float">
            <text:p>0.06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97" calcext:value-type="float">
            <text:p>0.97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polynomial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000001" calcext:value-type="float">
            <text:p>0.00000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100" calcext:value-type="float">
            <text:p>1100</text:p>
          </table:table-cell>
          <table:table-cell table:style-name="ce1" office:value-type="float" office:value="0.26" calcext:value-type="float">
            <text:p>0.26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gaussian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0.0625" calcext:value-type="float">
            <text:p>0.06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0.08" calcext:value-type="float">
            <text:p>0.08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gaussian</text:p>
          </table:table-cell>
          <table:table-cell table:style-name="ce1" office:value-type="string" calcext:value-type="string">
            <text:p>-</text:p>
          </table:table-cell>
          <table:table-cell table:style-name="ce2" office:value-type="float" office:value="1E-016" calcext:value-type="float">
            <text:p>1.00E-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48" calcext:value-type="float">
            <text:p>1148</text:p>
          </table:table-cell>
          <table:table-cell table:style-name="ce1" office:value-type="float" office:value="0.31" calcext:value-type="float">
            <text:p>0.31</text:p>
          </table:table-cell>
          <table:table-cell table:number-columns-repeated="1018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WTA" style:display-name="PageStyle_W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WV" style:display-name="PageStyle_MWV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84" meta:object-count="0"/>
    <meta:generator>LibreOfficeDev/5.1.0.3$Linux_X86_64 LibreOffice_project/</meta:generator>
  </office:meta>
</office:document-meta>
</file>